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A00000018498CF393.png"/>
  <manifest:file-entry manifest:media-type="image/png" manifest:full-path="Pictures/100000000000001F0000001DB302ACD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urier New1" svg:font-family="'Courier New'" style:font-family-generic="modern"/>
    <style:font-face style:name="Courier New" svg:font-family="'Courier New'" style:font-family-generic="modern" style:font-pitch="fixed"/>
    <style:font-face style:name="Arial Unicode MS1" svg:font-family="'Arial Unicode MS'" style:font-pitch="variable"/>
    <style:font-face style:name="Doulos SIL" svg:font-family="'Doulos SIL'" style:font-pitch="variable"/>
    <style:font-face style:name="Doulos SIL Cipher" svg:font-family="'Doulos SIL Cipher'" style:font-pitch="variable"/>
    <style:font-face style:name="Doulos SIL Compact" svg:font-family="'Doulos SIL Compac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4417in" fo:margin-left="-0.0785in" table:align="left" style:writing-mode="lr-tb"/>
    </style:style>
    <style:style style:name="Table1.A" style:family="table-column">
      <style:table-column-properties style:column-width="1.5583in"/>
    </style:style>
    <style:style style:name="Table1.B" style:family="table-column">
      <style:table-column-properties style:column-width="0.7889in"/>
    </style:style>
    <style:style style:name="Table1.C" style:family="table-column">
      <style:table-column-properties style:column-width="0.6208in"/>
    </style:style>
    <style:style style:name="Table1.D" style:family="table-column">
      <style:table-column-properties style:column-width="0.9153in"/>
    </style:style>
    <style:style style:name="Table1.E" style:family="table-column">
      <style:table-column-properties style:column-width="2.5583in"/>
    </style:style>
    <style:style style:name="Table1.1" style:family="table-row">
      <style:table-row-properties style:keep-together="true" fo:keep-together="auto"/>
    </style:style>
    <style:style style:name="Table1.A1" style:family="table-cell">
      <style:table-cell-properties style:vertical-align="top" fo:padding="0.0597in" fo:border-left="0.0069in solid #000000" fo:border-right="none" fo:border-top="0.0069in solid #000000" fo:border-bottom="0.0069in solid #000000" style:writing-mode="lr-tb"/>
    </style:style>
    <style:style style:name="Table1.E1" style:family="table-cell">
      <style:table-cell-properties style:vertical-align="top" fo:padding="0.0597in" fo:border="0.0069in solid #000000" style:writing-mode="lr-tb"/>
    </style:style>
    <style:style style:name="Table1.A2" style:family="table-cell">
      <style:table-cell-properties style:vertical-align="top" fo:padding="0.0597in" fo:border-left="0.0069in solid #000000" fo:border-right="none" fo:border-top="none" fo:border-bottom="0.0069in solid #000000" style:writing-mode="lr-tb"/>
    </style:style>
    <style:style style:name="Table1.D2" style:family="table-cell" style:data-style-name="N0">
      <style:table-cell-properties style:vertical-align="top" fo:padding="0.0597in" fo:border-left="0.0069in solid #000000" fo:border-right="none" fo:border-top="none" fo:border-bottom="0.0069in solid #000000" style:writing-mode="lr-tb"/>
    </style:style>
    <style:style style:name="Table1.E2" style:family="table-cell">
      <style:table-cell-properties style:vertical-align="top" fo:padding="0.0597in" fo:border-left="0.0069in solid #000000" fo:border-right="0.0069in solid #000000" fo:border-top="none" fo:border-bottom="0.0069in solid #000000" style:writing-mode="lr-tb"/>
    </style:style>
    <style:style style:name="Table6" style:family="table">
      <style:table-properties style:width="6.9in" table:align="margins" style:writing-mode="lr-tb"/>
    </style:style>
    <style:style style:name="Table6.A" style:family="table-column">
      <style:table-column-properties style:column-width="0.7097in" style:rel-column-width="6740*"/>
    </style:style>
    <style:style style:name="Table6.B" style:family="table-column">
      <style:table-column-properties style:column-width="0.8194in" style:rel-column-width="7782*"/>
    </style:style>
    <style:style style:name="Table6.C" style:family="table-column">
      <style:table-column-properties style:column-width="1.541in" style:rel-column-width="14635*"/>
    </style:style>
    <style:style style:name="Table6.D" style:family="table-column">
      <style:table-column-properties style:column-width="3.8299in" style:rel-column-width="36378*"/>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in" table:align="margins" style:writing-mode="lr-tb"/>
    </style:style>
    <style:style style:name="Table7.A" style:family="table-column">
      <style:table-column-properties style:column-width="0.7097in" style:rel-column-width="6740*"/>
    </style:style>
    <style:style style:name="Table7.B" style:family="table-column">
      <style:table-column-properties style:column-width="0.8194in" style:rel-column-width="7782*"/>
    </style:style>
    <style:style style:name="Table7.C" style:family="table-column">
      <style:table-column-properties style:column-width="1.541in" style:rel-column-width="14635*"/>
    </style:style>
    <style:style style:name="Table7.D" style:family="table-column">
      <style:table-column-properties style:column-width="3.8299in" style:rel-column-width="3637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in" table:align="margins" style:writing-mode="lr-tb"/>
    </style:style>
    <style:style style:name="Table8.A" style:family="table-column">
      <style:table-column-properties style:column-width="0.709in" style:rel-column-width="6734*"/>
    </style:style>
    <style:style style:name="Table8.B" style:family="table-column">
      <style:table-column-properties style:column-width="1.5563in" style:rel-column-width="14780*"/>
    </style:style>
    <style:style style:name="Table8.C" style:family="table-column">
      <style:table-column-properties style:column-width="2.7799in" style:rel-column-width="26402*"/>
    </style:style>
    <style:style style:name="Table8.D" style:family="table-column">
      <style:table-column-properties style:column-width="1.8549in" style:rel-column-width="17619*"/>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in" table:align="margins" style:writing-mode="lr-tb"/>
    </style:style>
    <style:style style:name="Table9.A" style:family="table-column">
      <style:table-column-properties style:column-width="0.709in" style:rel-column-width="6734*"/>
    </style:style>
    <style:style style:name="Table9.B" style:family="table-column">
      <style:table-column-properties style:column-width="1.9042in" style:rel-column-width="18085*"/>
    </style:style>
    <style:style style:name="Table9.C" style:family="table-column">
      <style:table-column-properties style:column-width="4.2868in" style:rel-column-width="40716*"/>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2" style:family="table">
      <style:table-properties style:width="6.9in" table:align="margins" style:writing-mode="lr-tb"/>
    </style:style>
    <style:style style:name="Table2.A" style:family="table-column">
      <style:table-column-properties style:column-width="0.7097in" style:rel-column-width="6740*"/>
    </style:style>
    <style:style style:name="Table2.B" style:family="table-column">
      <style:table-column-properties style:column-width="0.8194in" style:rel-column-width="7782*"/>
    </style:style>
    <style:style style:name="Table2.C" style:family="table-column">
      <style:table-column-properties style:column-width="1.541in" style:rel-column-width="14635*"/>
    </style:style>
    <style:style style:name="Table2.D" style:family="table-column">
      <style:table-column-properties style:column-width="3.8299in" style:rel-column-width="36378*"/>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in" table:align="margins" style:writing-mode="lr-tb"/>
    </style:style>
    <style:style style:name="Table3.A" style:family="table-column">
      <style:table-column-properties style:column-width="0.7097in" style:rel-column-width="6740*"/>
    </style:style>
    <style:style style:name="Table3.B" style:family="table-column">
      <style:table-column-properties style:column-width="0.8194in" style:rel-column-width="7782*"/>
    </style:style>
    <style:style style:name="Table3.C" style:family="table-column">
      <style:table-column-properties style:column-width="1.541in" style:rel-column-width="14635*"/>
    </style:style>
    <style:style style:name="Table3.D" style:family="table-column">
      <style:table-column-properties style:column-width="3.8299in" style:rel-column-width="36378*"/>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in" table:align="margins" style:writing-mode="lr-tb"/>
    </style:style>
    <style:style style:name="Table4.A" style:family="table-column">
      <style:table-column-properties style:column-width="0.709in" style:rel-column-width="6734*"/>
    </style:style>
    <style:style style:name="Table4.B" style:family="table-column">
      <style:table-column-properties style:column-width="1.5563in" style:rel-column-width="14780*"/>
    </style:style>
    <style:style style:name="Table4.C" style:family="table-column">
      <style:table-column-properties style:column-width="2.7799in" style:rel-column-width="26402*"/>
    </style:style>
    <style:style style:name="Table4.D" style:family="table-column">
      <style:table-column-properties style:column-width="1.8549in" style:rel-column-width="17619*"/>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in" table:align="margins" style:writing-mode="lr-tb"/>
    </style:style>
    <style:style style:name="Table5.A" style:family="table-column">
      <style:table-column-properties style:column-width="0.709in" style:rel-column-width="6734*"/>
    </style:style>
    <style:style style:name="Table5.B" style:family="table-column">
      <style:table-column-properties style:column-width="1.9042in" style:rel-column-width="18085*"/>
    </style:style>
    <style:style style:name="Table5.C" style:family="table-column">
      <style:table-column-properties style:column-width="4.2868in" style:rel-column-width="40716*"/>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snap-to-layout-grid="false"/>
      <style:text-properties style:font-name="Arial Narrow" fo:font-size="9pt" fo:font-weight="bold" style:font-size-asian="9pt" style:font-weight-asian="bold" style:font-name-complex="Courier New1" style:font-size-complex="9pt"/>
    </style:style>
    <style:style style:name="P2" style:family="paragraph" style:parent-style-name="Standard">
      <style:paragraph-properties style:snap-to-layout-grid="false"/>
      <style:text-properties style:font-name="Arial Narrow" fo:font-size="9pt" fo:font-weight="bold" style:font-size-asian="9pt" style:font-weight-asian="bold" style:font-name-complex="Arial Narrow" style:font-size-complex="9pt"/>
    </style:style>
    <style:style style:name="P3" style:family="paragraph" style:parent-style-name="Standard">
      <style:paragraph-properties style:snap-to-layout-grid="false"/>
      <style:text-properties style:font-name="Arial Narrow" fo:font-size="9pt" fo:font-weight="bold" style:font-size-asian="9pt" style:font-weight-asian="bold" style:font-name-complex="Doulos SIL Cipher" style:font-size-complex="9pt"/>
    </style:style>
    <style:style style:name="P4" style:family="paragraph" style:parent-style-name="Standard">
      <style:paragraph-properties style:snap-to-layout-grid="false"/>
      <style:text-properties style:font-name="Arial Narrow" fo:font-size="9pt" style:font-size-asian="9pt" style:font-name-complex="Arial Narrow" style:font-size-complex="9pt"/>
    </style:style>
    <style:style style:name="P5" style:family="paragraph" style:parent-style-name="Standard">
      <style:paragraph-properties style:snap-to-layout-grid="false"/>
      <style:text-properties style:font-name="Arial Narrow" fo:font-size="9pt" fo:background-color="transparent" style:font-size-asian="9pt" style:font-name-complex="Arial Narrow" style:font-size-complex="9pt"/>
    </style:style>
    <style:style style:name="P6" style:family="paragraph" style:parent-style-name="Standard">
      <style:paragraph-properties style:snap-to-layout-grid="false"/>
      <style:text-properties style:font-name="Arial Narrow"/>
    </style:style>
    <style:style style:name="P7" style:family="paragraph" style:parent-style-name="Standard">
      <style:paragraph-properties style:snap-to-layout-grid="false"/>
      <style:text-properties style:font-name="Arial Narrow" fo:font-size="10pt" style:font-size-asian="10pt" style:font-name-complex="Courier New1" style:font-size-complex="10pt"/>
    </style:style>
    <style:style style:name="P8" style:family="paragraph" style:parent-style-name="Standard">
      <style:paragraph-properties style:snap-to-layout-grid="false"/>
      <style:text-properties style:font-name="Arial Narrow" fo:font-size="10pt" fo:language="hr" fo:country="HR" style:font-size-asian="10pt" style:font-name-complex="Courier New1" style:font-size-complex="10pt"/>
    </style:style>
    <style:style style:name="P9" style:family="paragraph" style:parent-style-name="Standard">
      <style:text-properties style:font-name="Doulos SIL Cipher"/>
    </style:style>
    <style:style style:name="P10" style:family="paragraph" style:parent-style-name="Standard">
      <style:paragraph-properties style:snap-to-layout-grid="false"/>
      <style:text-properties style:font-name="Doulos SIL Cipher"/>
    </style:style>
    <style:style style:name="P11" style:family="paragraph" style:parent-style-name="Standard">
      <style:paragraph-properties style:snap-to-layout-grid="false"/>
      <style:text-properties style:font-name="Doulos SIL Cipher" style:font-name-complex="Doulos SIL Cipher"/>
    </style:style>
    <style:style style:name="P12" style:family="paragraph" style:parent-style-name="Standard">
      <style:paragraph-properties style:snap-to-layout-grid="false"/>
      <style:text-properties style:font-name="Doulos SIL Cipher" style:font-name-complex="Times New Roman"/>
    </style:style>
    <style:style style:name="P13" style:family="paragraph" style:parent-style-name="Standard">
      <style:text-properties style:font-name="Doulos SIL Cipher" fo:font-size="6pt" style:font-size-asian="6pt" style:font-size-complex="6pt"/>
    </style:style>
    <style:style style:name="P14" style:family="paragraph" style:parent-style-name="Standard">
      <style:text-properties style:font-name="Doulos SIL Cipher" fo:font-size="6pt" fo:language="hr" fo:country="HR" style:font-size-asian="6pt" style:font-size-complex="6pt"/>
    </style:style>
    <style:style style:name="P15" style:family="paragraph" style:parent-style-name="Standard">
      <style:paragraph-properties style:snap-to-layout-grid="false"/>
      <style:text-properties style:font-name="Doulos SIL Cipher" fo:language="hr" fo:country="HR" style:font-name-complex="Times New Roman"/>
    </style:style>
    <style:style style:name="P16" style:family="paragraph" style:parent-style-name="Standard">
      <style:paragraph-properties style:snap-to-layout-grid="false"/>
      <style:text-properties style:font-name="Doulos SIL Cipher" fo:language="hr" fo:country="HR" fo:font-weight="normal" style:font-weight-asian="normal" style:font-name-complex="Times New Roman" style:font-weight-complex="normal"/>
    </style:style>
    <style:style style:name="P17" style:family="paragraph" style:parent-style-name="Standard">
      <style:paragraph-properties style:snap-to-layout-grid="false"/>
      <style:text-properties fo:color="#000000" style:font-name="Doulos SIL Cipher" style:font-name-complex="Doulos SIL Cipher"/>
    </style:style>
    <style:style style:name="P18" style:family="paragraph" style:parent-style-name="Standard">
      <style:paragraph-properties style:snap-to-layout-grid="false"/>
      <style:text-properties style:font-name="Times New Roman" style:font-name-complex="Times New Roman"/>
    </style:style>
    <style:style style:name="P19" style:family="paragraph" style:parent-style-name="Standard">
      <style:paragraph-properties style:snap-to-layout-grid="false"/>
      <style:text-properties style:font-name="Times New Roman"/>
    </style:style>
    <style:style style:name="P20" style:family="paragraph" style:parent-style-name="Standard">
      <style:paragraph-properties style:snap-to-layout-grid="false"/>
      <style:text-properties fo:background-color="transparent"/>
    </style:style>
    <style:style style:name="P21" style:family="paragraph" style:parent-style-name="Standard">
      <style:text-properties style:font-name="Doulos SIL Compact"/>
    </style:style>
    <style:style style:name="P22" style:family="paragraph" style:parent-style-name="Standard">
      <style:text-properties style:font-name="Doulos SIL Compact" fo:font-size="10pt" fo:language="en" fo:country="US" style:font-size-asian="10pt" style:font-name-complex="Doulos SIL Cipher" style:font-size-complex="10pt"/>
    </style:style>
    <style:style style:name="P23" style:family="paragraph" style:parent-style-name="Standard">
      <style:paragraph-properties fo:margin-top="0.0417in" fo:margin-bottom="0in"/>
      <style:text-properties style:font-name="Doulos SIL Cipher"/>
    </style:style>
    <style:style style:name="P24" style:family="paragraph" style:parent-style-name="Standard">
      <style:paragraph-properties fo:margin-top="0.0417in" fo:margin-bottom="0in" style:snap-to-layout-grid="false"/>
      <style:text-properties style:font-name="Doulos SIL Cipher"/>
    </style:style>
    <style:style style:name="P25" style:family="paragraph" style:parent-style-name="Standard">
      <style:paragraph-properties fo:margin-top="0.0417in" fo:margin-bottom="0in"/>
      <style:text-properties style:font-name="Doulos SIL Cipher" fo:font-size="10pt" fo:language="es" fo:country="PE" style:font-size-asian="10pt" style:font-size-complex="10pt"/>
    </style:style>
    <style:style style:name="P26" style:family="paragraph" style:parent-style-name="Standard">
      <style:paragraph-properties fo:margin-top="0.0417in" fo:margin-bottom="0in" style:snap-to-layout-grid="false"/>
      <style:text-properties style:font-name="Doulos SIL Cipher" fo:background-color="transparent"/>
    </style:style>
    <style:style style:name="P27" style:family="paragraph" style:parent-style-name="Standard">
      <style:paragraph-properties fo:margin-top="0.0417in" fo:margin-bottom="0in" style:snap-to-layout-grid="false"/>
      <style:text-properties style:font-name="Doulos SIL Cipher" fo:background-color="transparent" style:font-name-complex="Times New Roman"/>
    </style:style>
    <style:style style:name="P28" style:family="paragraph" style:parent-style-name="Standard">
      <style:paragraph-properties fo:margin-top="0.0417in" fo:margin-bottom="0in" style:snap-to-layout-grid="false"/>
      <style:text-properties fo:color="#000000" style:font-name="Doulos SIL Cipher" fo:font-size="10pt" style:font-size-asian="10pt" style:font-name-complex="Doulos SIL Cipher" style:font-size-complex="10pt"/>
    </style:style>
    <style:style style:name="P29" style:family="paragraph" style:parent-style-name="Table_20_Contents">
      <style:text-properties style:font-name="Doulos SIL Cipher"/>
    </style:style>
    <style:style style:name="P30" style:family="paragraph" style:parent-style-name="Table_20_Contents">
      <style:text-properties style:font-name="Doulos SIL Cipher" fo:language="hr" fo:country="HR"/>
    </style:style>
    <style:style style:name="P31" style:family="paragraph" style:parent-style-name="Standard">
      <style:paragraph-properties fo:margin-top="0in" fo:margin-bottom="0.1in"/>
      <style:text-properties style:font-name="Doulos SIL Cipher"/>
    </style:style>
    <style:style style:name="P32" style:family="paragraph" style:parent-style-name="Standard">
      <style:paragraph-properties fo:margin-top="0in" fo:margin-bottom="0.1in">
        <style:tab-stops>
          <style:tab-stop style:position="1.3638in"/>
          <style:tab-stop style:position="2.4in"/>
        </style:tab-stops>
      </style:paragraph-properties>
      <style:text-properties style:font-name="Doulos SIL Cipher"/>
    </style:style>
    <style:style style:name="P33" style:family="paragraph" style:parent-style-name="Standard">
      <style:paragraph-properties fo:margin-top="0in" fo:margin-bottom="0.1in"/>
      <style:text-properties style:font-name="Doulos SIL Compact"/>
    </style:style>
    <style:style style:name="P34" style:family="paragraph" style:parent-style-name="Standard">
      <style:paragraph-properties fo:margin-top="0in" fo:margin-bottom="0in"/>
      <style:text-properties style:font-name="Doulos SIL Cipher"/>
    </style:style>
    <style:style style:name="P35" style:family="paragraph" style:parent-style-name="Standard">
      <style:paragraph-properties fo:margin-top="0in" fo:margin-bottom="0in"/>
      <style:text-properties style:font-name="Doulos SIL Cipher" fo:font-style="italic" style:font-style-asian="italic" style:font-style-complex="italic"/>
    </style:style>
    <style:style style:name="P36" style:family="paragraph" style:parent-style-name="Standard">
      <style:paragraph-properties fo:break-before="page"/>
      <style:text-properties style:font-name="Doulos SIL Cipher"/>
    </style:style>
    <style:style style:name="P37" style:family="paragraph" style:parent-style-name="Standard" style:master-page-name="Standard">
      <style:paragraph-properties fo:margin-top="0in" fo:margin-bottom="0.1in" fo:text-align="end" style:justify-single-word="false" style:page-number="auto"/>
      <style:text-properties style:font-name="Doulos SIL Compact"/>
    </style:style>
    <style:style style:name="P38" style:family="paragraph" style:parent-style-name="Standard">
      <style:paragraph-properties style:snap-to-layout-grid="false"/>
      <style:text-properties style:font-name="Arial Narrow" fo:font-size="10pt" fo:language="hr" fo:country="HR" style:font-size-asian="10pt" style:font-name-complex="Courier New1" style:font-size-complex="10pt"/>
    </style:style>
    <style:style style:name="P39" style:family="paragraph" style:parent-style-name="Standard">
      <style:paragraph-properties style:snap-to-layout-grid="false"/>
      <style:text-properties style:font-name="Arial Narrow" fo:font-size="9pt" style:font-size-asian="9pt" style:font-size-complex="9pt"/>
    </style:style>
    <style:style style:name="P40" style:family="paragraph" style:parent-style-name="Standard">
      <style:text-properties style:font-name="Doulos SIL Compact"/>
    </style:style>
    <style:style style:name="P41" style:family="paragraph">
      <style:paragraph-properties fo:text-align="center"/>
    </style:style>
    <style:style style:name="P42" style:family="paragraph">
      <style:paragraph-properties fo:margin-top="0.0417in" fo:margin-bottom="0in" style:line-height-at-least="0.0567in"/>
    </style:style>
    <style:style style:name="P43" style:family="paragraph">
      <style:paragraph-properties fo:margin-top="0.0417in" fo:margin-bottom="0in" style:line-height-at-least="0.0567in"/>
      <style:text-properties style:font-name="Doulos SIL Cipher" fo:font-size="12pt" fo:language="en" fo:country="US" style:font-name-asian="Doulos SIL Cipher" style:font-size-asian="10pt"/>
    </style:style>
    <style:style style:name="T1" style:family="text">
      <style:text-properties fo:font-size="10pt" style:font-size-asian="10pt" style:font-name-complex="Courier New1" style:font-size-complex="10pt"/>
    </style:style>
    <style:style style:name="T2" style:family="text">
      <style:text-properties fo:font-size="10pt" style:font-size-asian="10pt" style:font-size-complex="10pt"/>
    </style:style>
    <style:style style:name="T3" style:family="text">
      <style:text-properties fo:font-size="10pt" style:font-size-asian="10pt" style:font-name-complex="Doulos SIL Cipher" style:font-size-complex="10pt"/>
    </style:style>
    <style:style style:name="T4" style:family="text">
      <style:text-properties fo:font-size="10pt" fo:language="es" fo:country="PE" style:font-size-asian="10pt" style:font-name-complex="Doulos SIL Cipher" style:font-size-complex="10pt"/>
    </style:style>
    <style:style style:name="T5" style:family="text">
      <style:text-properties fo:font-size="10pt" fo:language="en" fo:country="US" style:font-size-asian="10pt" style:font-name-complex="Doulos SIL Cipher" style:font-size-complex="10pt"/>
    </style:style>
    <style:style style:name="T6" style:family="text">
      <style:text-properties fo:font-size="10pt" fo:language="en" fo:country="US" fo:background-color="#ffff00" style:font-size-asian="10pt" style:font-name-complex="Doulos SIL Cipher" style:font-size-complex="10pt"/>
    </style:style>
    <style:style style:name="T7" style:family="text">
      <style:text-properties fo:font-size="10pt" fo:language="en" fo:country="US" fo:background-color="transparent" style:font-size-asian="10pt" style:font-name-complex="Doulos SIL Cipher" style:font-size-complex="10pt"/>
    </style:style>
    <style:style style:name="T8" style:family="text">
      <style:text-properties fo:font-size="10pt" fo:background-color="#ffff00"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bold" style:font-size-asian="10pt" style:font-weight-asian="bold" style:font-name-complex="Courier New1" style:font-size-complex="10pt" style:font-weight-complex="bold"/>
    </style:style>
    <style:style style:name="T11" style:family="text">
      <style:text-properties fo:font-size="10pt" fo:background-color="transparent" style:font-size-asian="10pt" style:font-name-complex="Doulos SIL Cipher" style:font-size-complex="10pt"/>
    </style:style>
    <style:style style:name="T12" style:family="text">
      <style:text-properties fo:font-size="10pt" fo:background-color="transparent" style:font-size-asian="10pt" style:font-size-complex="10pt"/>
    </style:style>
    <style:style style:name="T13" style:family="text">
      <style:text-properties style:font-name="Arial Narrow" fo:font-size="9pt" style:font-size-asian="9pt" style:font-name-complex="Arial Narrow" style:font-size-complex="9pt"/>
    </style:style>
    <style:style style:name="T14" style:family="text">
      <style:text-properties style:font-name="Arial Narrow" fo:language="hr" fo:country="HR" fo:font-weight="bold" style:font-weight-asian="bold" style:font-weight-complex="bold"/>
    </style:style>
    <style:style style:name="T15" style:family="text">
      <style:text-properties style:font-name="Arial Narrow" fo:font-weight="bold" style:font-weight-asian="bold" style:font-weight-complex="bold"/>
    </style:style>
    <style:style style:name="T16" style:family="text">
      <style:text-properties fo:font-size="6pt" style:font-size-asian="6pt" style:font-size-complex="6pt"/>
    </style:style>
    <style:style style:name="T17" style:family="text">
      <style:text-properties fo:font-size="6pt" style:font-size-asian="6pt" style:font-name-complex="Doulos SIL Cipher" style:font-size-complex="6pt"/>
    </style:style>
    <style:style style:name="T18" style:family="text">
      <style:text-properties fo:font-size="6pt" fo:font-weight="bold" style:font-size-asian="6pt" style:font-weight-asian="bold" style:font-size-complex="6pt" style:font-weight-complex="bold"/>
    </style:style>
    <style:style style:name="T19" style:family="text">
      <style:text-properties fo:font-size="6pt" fo:background-color="#ffff00" style:font-size-asian="6pt" style:font-size-complex="6pt"/>
    </style:style>
    <style:style style:name="T20" style:family="text">
      <style:text-properties fo:font-size="6pt" fo:language="en" fo:country="US" style:font-size-asian="6pt" style:font-name-complex="Doulos SIL Cipher" style:font-size-complex="6pt"/>
    </style:style>
    <style:style style:name="T21" style:family="text">
      <style:text-properties fo:font-size="6pt" fo:background-color="transparent" style:font-size-asian="6pt" style:font-name-complex="Doulos SIL Cipher" style:font-size-complex="6pt"/>
    </style:style>
    <style:style style:name="T22" style:family="text">
      <style:text-properties fo:font-size="6pt" fo:language="es" fo:country="PE" style:font-size-asian="6pt" style:font-name-complex="Doulos SIL Cipher" style:font-size-complex="6pt"/>
    </style:style>
    <style:style style:name="T23" style:family="text">
      <style:text-properties style:font-name="Doulos SIL Cipher" fo:font-size="6pt" style:font-size-asian="6pt" style:font-name-complex="Doulos SIL Cipher" style:font-size-complex="6pt"/>
    </style:style>
    <style:style style:name="T24" style:family="text">
      <style:text-properties style:font-name="Doulos SIL Cipher" fo:font-size="10pt" style:font-size-asian="10pt" style:font-name-complex="Doulos SIL Cipher" style:font-size-complex="10pt"/>
    </style:style>
    <style:style style:name="T25" style:family="text">
      <style:text-properties style:font-name="Doulos SIL Cipher" fo:font-size="10pt" style:text-underline-style="solid" style:text-underline-width="auto" style:text-underline-color="font-color" style:font-size-asian="10pt" style:font-name-complex="Doulos SIL Cipher" style:font-size-complex="10pt"/>
    </style:style>
    <style:style style:name="T26" style:family="text">
      <style:text-properties fo:background-color="#ffff00"/>
    </style:style>
    <style:style style:name="T27" style:family="text">
      <style:text-properties fo:background-color="transparent"/>
    </style:style>
    <style:style style:name="T28" style:family="text">
      <style:text-properties fo:language="pl" fo:country="PL"/>
    </style:style>
    <style:style style:name="T29" style:family="text">
      <style:text-properties fo:color="#000000" fo:font-size="10pt" style:font-size-asian="10pt" style:font-name-complex="Doulos SIL Cipher" style:font-size-complex="10pt"/>
    </style:style>
    <style:style style:name="T30" style:family="text">
      <style:text-properties fo:color="#000000" fo:font-size="6pt" style:font-size-asian="6pt" style:font-name-complex="Doulos SIL Cipher" style:font-size-complex="6pt"/>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weight="normal" style:font-weight-asian="normal" style:font-weight-complex="normal"/>
    </style:style>
    <style:style style:name="T36" style:family="text">
      <style:text-properties fo:language="hr" fo:country="HR"/>
    </style:style>
    <style:style style:name="T37" style:family="text">
      <style:text-properties fo:language="hr" fo:country="HR" fo:font-weight="bold" style:font-weight-asian="bold" style:font-weight-complex="bold"/>
    </style:style>
    <style:style style:name="T38" style:family="text">
      <style:text-properties fo:language="hr" fo:country="HR" fo:font-weight="bold" fo:background-color="#ffff00" style:font-weight-asian="bold" style:font-weight-complex="bold"/>
    </style:style>
    <style:style style:name="T39" style:family="text">
      <style:text-properties fo:language="hr" fo:country="HR" fo:font-weight="bold" fo:background-color="#ff9966" style:font-weight-asian="bold" style:font-weight-complex="bold"/>
    </style:style>
    <style:style style:name="T40" style:family="text">
      <style:text-properties fo:language="hr" fo:country="HR" fo:font-weight="normal" style:font-weight-asian="normal" style:font-weight-complex="normal"/>
    </style:style>
    <style:style style:name="T41" style:family="text">
      <style:text-properties fo:language="en" fo:country="US" fo:font-weight="normal" style:font-weight-asian="normal" style:font-weight-complex="normal"/>
    </style:style>
    <style:style style:name="T42" style:family="text">
      <style:text-properties fo:font-size="9pt" style:font-size-asian="9pt" style:font-name-complex="Arial Narrow" style:font-size-complex="9pt"/>
    </style:style>
    <style:style style:name="T43" style:family="text">
      <style:text-properties style:font-name="Doulos SIL Cipher" fo:font-size="12pt" fo:language="en" fo:country="US" style:font-name-asian="Doulos SIL Cipher" style:font-size-asian="10pt"/>
    </style:style>
    <style:style style:name="T44" style:family="text">
      <style:text-properties style:font-name="Doulos SIL Cipher" fo:font-size="10pt" fo:language="en" fo:country="US" style:font-name-asian="Doulos SIL Cipher" style:font-size-asian="10pt"/>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gr1" style:family="graphic">
      <style:graphic-properties draw:fill-color="#000000" draw:textarea-vertical-align="middle" draw:auto-grow-height="false" fo:min-height="0.5201in" fo:min-width="0.34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0008in" style:protect="position size" style:run-through="background" style:wrap="run-through" style:number-wrapped-paragraphs="no-limit" style:vertical-pos="from-top" style:vertical-rel="char" style:horizontal-pos="from-left" style:horizontal-rel="char"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36">Using </text:span><text:span text:style-name="T28">Doulos SIL Cipher</text:span> - Reference Chart</text:p>
      <text:p text:style-name="P33">First, install the "Doulos SIL Cipher" font, install<text:span text:style-name="T27"> InKey and the corresponding keyboard, and restart your word processor. (Writ</text:span>er works best here, although Microsoft Word can be used.) Select the font, turn on the keyboard, and start typing using the sequences described in the chart below.</text:p>
      <text:p text:style-name="P33">Apart from the special symbols below, the font also includes ordinary text characters inherited unchanged from Doulos SIL, in order to support typing text and punctuation--this single font can be used for both music and lyrics. Using one font for both is recommended for ease of use, and also because changing the font size should then preserve horizontal alignment.</text:p>
      <text:p text:style-name="P33">Because the keyboard needs to allow both music and lyrics to be typed, it does not "hijack" any of the standard text keys' characters by completely replacing them with other characters. Alas, this means that typing most musical symbols takes multiple keystrokes, but on the plus side, lyrics can be touch-typed at full speed without switching keyboards or fonts.</text:p>
      <text:p text:style-name="P31"><text:span text:style-name="T31">The Inkey keyboard</text:span>: Each of the number keys from 1 to 9 is set up as a "rota", which means that pressing the key multiple times quickly will cycle through the various symbols associated with that key. For example, the rota for the 3 key is: 3 3̇ 3̣ 3̸ 3̸̇ 3̸̣ , which means that pressing 3 once outputs "3", pressing it twice quickly produces "3̇", and so forth. (Technically, the diacritics are separate unicode characters; so, for example, 3̸̇ is actually three characters that we've prepackaged in the proper sequence.) Pressing it twice slowly produces <text:span text:style-name="T36">"33"</text:span> (the rota is not activated). Here are the rotas for every key that has a rota:</text:p>
      <text:section text:style-name="Sect1" text:name="Section1">
        <text:p text:style-name="P34"><text:span text:style-name="T31"><text:s text:c="2"/>1 :</text:span> 1 1̇ 1̣ 1̸ 1̸̇ 1̸̣</text:p>
        <text:p text:style-name="P34"><text:span text:style-name="T31"><text:s text:c="2"/>2 :</text:span> 2 2̇ 2̣ 2̸ 2̸̇ 2̸̣</text:p>
        <text:p text:style-name="P34"><text:span text:style-name="T31"><text:s text:c="2"/>3 :</text:span> 3 3̇ 3̣ 3̸ 3̸̇ 3̸̣</text:p>
        <text:p text:style-name="P34"><text:span text:style-name="T31"><text:s text:c="2"/>4 : </text:span>4 4̇ 4̣ 4̸ 4̸̇ 4̸̣</text:p>
        <text:p text:style-name="P34"><text:span text:style-name="T31">5 : </text:span>5 5̇ 5̣ 5̸ 5̸̇ 5̸̣</text:p>
        <text:p text:style-name="P34"><text:span text:style-name="T31">6 : </text:span>6 6̇ 6̣ 6̸ 6̸̇ 6̸̣</text:p>
        <text:p text:style-name="P34"><text:span text:style-name="T31">7 : </text:span>7 7̇ 7̣ 7⃥ 7⃥̇ 7⃥̣</text:p>
        <text:p text:style-name="P34"><text:span text:style-name="T31">8 : </text:span><text:bookmark-start text:name="__DdeLink__1802_1790043848"/>8 <text:bookmark-end text:name="__DdeLink__1802_1790043848"/>♭ ♯ ♮ ↗ ↘</text:p>
        <text:p text:style-name="P34"><text:span text:style-name="T31"><text:s/></text:span><text:span text:style-name="T37">^ :</text:span><text:span text:style-name="T36"> <text:s text:c="2"/>͒ <text:s/>^</text:span></text:p>
        <text:p text:style-name="P34"><text:span text:style-name="T31"><text:s/>- <text:s/>: </text:span><text:s/>- <text:s/>5̅ <text:s/>5̲</text:p>
        <text:p text:style-name="P34"><text:span text:style-name="T31">= :</text:span> = <text:s/>5̿ <text:s/>5̳</text:p>
        <text:p text:style-name="P35">(where 5 is any note)</text:p>
      </text:section>
      <text:p text:style-name="P32">The other keys modified by this keyboard are:<text:line-break/> <text:s/><text:span text:style-name="T31">{ : <text:tab/></text:span><text:span text:style-name="T40">𝅷</text:span><text:span text:style-name="T35"> <text:s/></text:span><text:span text:style-name="T40"><text:s/></text:span><text:s text:c="4"/><text:tab/>( begin slur, <text:span text:style-name="T36">use Ctrl { to type a { </text:span>) <text:line-break/> <text:s/><text:span text:style-name="T31">} </text:span><text:span text:style-name="T35">: <text:tab/> <text:s text:c="3"/></text:span><text:span text:style-name="T40">𝅸</text:span><text:span text:style-name="T35"> <text:s text:c="3"/><text:tab/>( end</text:span> slur, <text:span text:style-name="T36">use Ctrl } to type a } </text:span>)<text:span text:style-name="T36"> <text:line-break/></text:span> <text:s/><text:span text:style-name="T14">Ctrl + Shift +</text:span><text:span text:style-name="T37"> .</text:span><text:span text:style-name="T31"> </text:span><text:span text:style-name="T35">: <text:tab/> </text:span><text:span text:style-name="T41">5̳̣</text:span><text:span text:style-name="T40"><text:tab/></text:span><text:span text:style-name="T35">( Chinese: </text:span><text:span text:style-name="T41">manually add</text:span><text:span text:style-name="T40"> </text:span><text:span text:style-name="T41">an</text:span><text:span text:style-name="T40"> underdot </text:span><text:span text:style-name="T41">when there is an underline </text:span>)<text:line-break/> <text:s/><text:span text:style-name="T15">Ctrl + Shift + </text:span><text:span text:style-name="T31">1</text:span> : <text:s/><text:tab/> 𝄀 <text:s/><text:tab/><text:span text:style-name="T36">( single barline )</text:span> <text:line-break/><text:bookmark-start text:name="__DdeLink__1365_284526688"/> <text:s/><text:span text:style-name="T15">Ctrl + Shift + </text:span><text:span text:style-name="T37">2</text:span> : <text:s/><text:bookmark-end text:name="__DdeLink__1365_284526688"/><text:tab/> 𝄁 <text:s/><text:tab/><text:span text:style-name="T36">( section-end double barline )<text:line-break/> <text:s/></text:span><text:span text:style-name="T14">Ctrl + Shift + </text:span><text:span text:style-name="T37">3-6</text:span><text:span text:style-name="T36"> :<text:tab/> other barlines <text:tab/>( 𝄃 𝄂 𝄆 𝄇 )</text:span></text:p>
      <text:p text:style-name="P33">For combinations, you must type the base + combining marks in the following order <text:span text:style-name="T36">(and don't</text:span> place both begin and end slur on a single base character):</text:p>
      <text:p text:style-name="P33"><text:span text:style-name="T31">Indonesian:<text:line-break/></text:span> <text:s/><text:span text:style-name="T34">begin slur</text:span>, <text:span text:style-name="T31">base character</text:span>, overlay (/ <text:span text:style-name="T28">or</text:span> \), underdot or overdot, <text:span text:style-name="T31">overline(s)</text:span>, <text:span text:style-name="T34">end slur</text:span></text:p>
      <text:p text:style-name="P33"><text:span text:style-name="T31">Chinese:<text:line-break/></text:span> <text:s/><text:span text:style-name="T31">begin slur</text:span>, <text:span text:style-name="T31">base character</text:span>, overlay (/ <text:span text:style-name="T28">or</text:span> \), <text:span text:style-name="T31">underline(s)</text:span>, underdot or overdot, <text:span text:style-name="T31">end slur</text:span></text:p>
      <text:p text:style-name="P33"><text:span text:style-name="T31">Warning</text:span>: if you click your word processor's paragraph-mark button ( <draw:frame draw:style-name="fr1" draw:name="graphics1" text:anchor-type="as-char" svg:y="-0.1244in" svg:width="0.1598in" svg:height="0.15in" draw:z-index="4"><draw:image xlink:href="Pictures/100000000000001F0000001DB302ACDE.png" xlink:type="simple" xlink:show="embed" xlink:actuate="onLoad"/></draw:frame> ) on the toolbar so you can see non-printing space characters, overlines and slurs will not display properly.</text:p>
      <text:p text:style-name="P33"><text:soft-page-break/>The chart below identifies each special character's unicode name and codepoint, gives a visual example, and explains what that character means musicall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escription</text:p>
          </table:table-cell>
          <table:table-cell table:style-name="Table1.A1" office:value-type="string">
            <text:p text:style-name="P2">Codepoint</text:p>
          </table:table-cell>
          <table:table-cell table:style-name="Table1.A1" office:value-type="string">
            <text:p text:style-name="P2">Char</text:p>
          </table:table-cell>
          <table:table-cell table:style-name="Table1.A1" office:value-type="string">
            <text:p text:style-name="P3">Example</text:p>
          </table:table-cell>
          <table:table-cell table:style-name="Table1.E1" office:value-type="string">
            <text:p text:style-name="P1">Meaning</text:p>
          </table:table-cell>
        </table:table-row>
        <table:table-row table:style-name="Table1.1">
          <table:table-cell table:style-name="Table1.A2" office:value-type="string">
            <text:p text:style-name="P4">numbers 1-7</text:p>
          </table:table-cell>
          <table:table-cell table:style-name="Table1.A2" office:value-type="string">
            <text:p text:style-name="P6"/>
          </table:table-cell>
          <table:table-cell table:style-name="Table1.A2" office:value-type="string">
            <text:p text:style-name="P10">1 etc.</text:p>
          </table:table-cell>
          <table:table-cell table:style-name="Table1.D2" office:value-type="float" office:value="1234567">
            <text:p text:style-name="P17">1234567</text:p>
          </table:table-cell>
          <table:table-cell table:style-name="Table1.E2" office:value-type="string">
            <text:p text:style-name="P39">do re mi fa so la ti</text:p>
          </table:table-cell>
        </table:table-row>
        <table:table-row table:style-name="Table1.1">
          <table:table-cell table:style-name="Table1.A2" office:value-type="string">
            <text:p text:style-name="P4">number 0</text:p>
          </table:table-cell>
          <table:table-cell table:style-name="Table1.A2" office:value-type="string">
            <text:p text:style-name="P6"/>
          </table:table-cell>
          <table:table-cell table:style-name="Table1.A2" office:value-type="string">
            <text:p text:style-name="P10">0</text:p>
          </table:table-cell>
          <table:table-cell table:style-name="Table1.A2" office:value-type="string">
            <text:p text:style-name="P17">0 0̅ 0̿ <text:s/></text:p>
          </table:table-cell>
          <table:table-cell table:style-name="Table1.E2" office:value-type="string">
            <text:p text:style-name="P39">rest (i.e. don't sing or play)</text:p>
          </table:table-cell>
        </table:table-row>
        <table:table-row table:style-name="Table1.1">
          <table:table-cell table:style-name="Table1.A2" office:value-type="string">
            <text:p text:style-name="P4">text: a-z, etc.</text:p>
          </table:table-cell>
          <table:table-cell table:style-name="Table1.A2" office:value-type="string">
            <text:p text:style-name="P6"/>
          </table:table-cell>
          <table:table-cell table:style-name="Table1.A2" office:value-type="string">
            <text:p text:style-name="P10"/>
          </table:table-cell>
          <table:table-cell table:style-name="Table1.A2" office:value-type="string">
            <text:p text:style-name="P17"/>
          </table:table-cell>
          <table:table-cell table:style-name="Table1.E2" office:value-type="string">
            <text:p text:style-name="P39">type as usual; use for lyrics</text:p>
          </table:table-cell>
        </table:table-row>
        <table:table-row table:style-name="Table1.1">
          <table:table-cell table:style-name="Table1.A2" office:value-type="string">
            <text:p text:style-name="P5">period</text:p>
          </table:table-cell>
          <table:table-cell table:style-name="Table1.A2" office:value-type="string">
            <text:p text:style-name="P6"/>
          </table:table-cell>
          <table:table-cell table:style-name="Table1.A2" office:value-type="string">
            <text:p text:style-name="P10">.</text:p>
          </table:table-cell>
          <table:table-cell table:style-name="Table1.A2" office:value-type="string">
            <text:p text:style-name="P17">. <text:s/>5.. 5̿.̅ <text:s/>5̅.̿ <text:s/></text:p>
          </table:table-cell>
          <table:table-cell table:style-name="Table1.E2" office:value-type="string">
            <text:p text:style-name="P7">extend duration of the preceding note</text:p>
          </table:table-cell>
        </table:table-row>
        <table:table-row table:style-name="Table1.1">
          <table:table-cell table:style-name="Table1.A2" office:value-type="string">
            <text:p text:style-name="P4">hyphen</text:p>
          </table:table-cell>
          <table:table-cell table:style-name="Table1.A2" office:value-type="string">
            <text:p text:style-name="P6"/>
          </table:table-cell>
          <table:table-cell table:style-name="Table1.A2" office:value-type="string">
            <text:p text:style-name="P10">-</text:p>
          </table:table-cell>
          <table:table-cell table:style-name="Table1.A2" office:value-type="string">
            <text:p text:style-name="P17">- <text:s/>5-<text:span text:style-name="T27">- 5̳-̲ 5̲-̳</text:span></text:p>
          </table:table-cell>
          <table:table-cell table:style-name="Table1.E2" office:value-type="string">
            <text:p text:style-name="P7">Chinese: extend duration of the preceding note by an entire quarter note</text:p>
          </table:table-cell>
        </table:table-row>
        <table:table-row table:style-name="Table1.1">
          <table:table-cell table:style-name="Table1.A2" office:value-type="string">
            <text:p text:style-name="P4">underdot (Combining Dot Below)</text:p>
          </table:table-cell>
          <table:table-cell table:style-name="Table1.A2" office:value-type="string">
            <text:p text:style-name="P6">U+0323 </text:p>
          </table:table-cell>
          <table:table-cell table:style-name="Table1.A2" office:value-type="string">
            <text:p text:style-name="P10">◌̣</text:p>
          </table:table-cell>
          <table:table-cell table:style-name="Table1.A2" office:value-type="string">
            <text:p text:style-name="P17">5̣ </text:p>
          </table:table-cell>
          <table:table-cell table:style-name="Table1.E2" office:value-type="string">
            <text:p text:style-name="P6"><text:bookmark-start text:name="__DdeLink__451_265612385"/><text:span text:style-name="T1">down one octave</text:span><text:bookmark-end text:name="__DdeLink__451_265612385"/><text:span text:style-name="T1"> (Chinese: goes </text:span><text:span text:style-name="T10">below</text:span><text:span text:style-name="T1"> any underlines)</text:span></text:p>
          </table:table-cell>
        </table:table-row>
        <table:table-row table:style-name="Table1.1">
          <table:table-cell table:style-name="Table1.A2" office:value-type="string">
            <text:p text:style-name="P4">overdot <text:s/>(Combining Dot Above)</text:p>
          </table:table-cell>
          <table:table-cell table:style-name="Table1.A2" office:value-type="string">
            <text:p text:style-name="P6">U+0307 </text:p>
          </table:table-cell>
          <table:table-cell table:style-name="Table1.A2" office:value-type="string">
            <text:p text:style-name="P10">◌̇</text:p>
          </table:table-cell>
          <table:table-cell table:style-name="Table1.A2" office:value-type="string">
            <text:p text:style-name="P11">5̇ </text:p>
          </table:table-cell>
          <table:table-cell table:style-name="Table1.E2" office:value-type="string">
            <text:p text:style-name="P7">up one octave; goes below any overlines</text:p>
          </table:table-cell>
        </table:table-row>
        <table:table-row table:style-name="Table1.1">
          <table:table-cell table:style-name="Table1.A2" office:value-type="string">
            <text:p text:style-name="P4">overline (Combining Overline)</text:p>
          </table:table-cell>
          <table:table-cell table:style-name="Table1.A2" office:value-type="string">
            <text:p text:style-name="P6">U+0305 </text:p>
          </table:table-cell>
          <table:table-cell table:style-name="Table1.A2" office:value-type="string">
            <text:p text:style-name="P10">◌̅</text:p>
          </table:table-cell>
          <table:table-cell table:style-name="Table1.A2" office:value-type="string">
            <text:p text:style-name="P11">5̅ <text:s text:c="2"/>5̇̅ <text:s/></text:p>
          </table:table-cell>
          <table:table-cell table:style-name="Table1.E2" office:value-type="string">
            <text:p text:style-name="P7">eighth note; <text:span text:style-name="T36">keystroke: - -</text:span></text:p>
          </table:table-cell>
        </table:table-row>
        <table:table-row table:style-name="Table1.1">
          <table:table-cell table:style-name="Table1.A2" office:value-type="string">
            <text:p text:style-name="P4">double overline (Combining Double Overline)</text:p>
          </table:table-cell>
          <table:table-cell table:style-name="Table1.A2" office:value-type="string">
            <text:p text:style-name="P6">U+033F</text:p>
          </table:table-cell>
          <table:table-cell table:style-name="Table1.A2" office:value-type="string">
            <text:p text:style-name="P10">◌̿</text:p>
          </table:table-cell>
          <table:table-cell table:style-name="Table1.A2" office:value-type="string">
            <text:p text:style-name="P11">5̿ <text:s text:c="2"/>5̇̿</text:p>
          </table:table-cell>
          <table:table-cell table:style-name="Table1.E2" office:value-type="string">
            <text:p text:style-name="P7">sixteenth note; <text:span text:style-name="T36">keystroke: = =</text:span></text:p>
          </table:table-cell>
        </table:table-row>
        <table:table-row table:style-name="Table1.1">
          <table:table-cell table:style-name="Table1.A2" office:value-type="string">
            <text:p text:style-name="P4">underline (Combining Low Line)</text:p>
          </table:table-cell>
          <table:table-cell table:style-name="Table1.A2" office:value-type="string">
            <text:p text:style-name="P6">U+0332 </text:p>
          </table:table-cell>
          <table:table-cell table:style-name="Table1.A2" office:value-type="string">
            <text:p text:style-name="P10">◌̲</text:p>
          </table:table-cell>
          <table:table-cell table:style-name="Table1.A2" office:value-type="string">
            <text:p text:style-name="P11">5̲ <text:s/>5̲̣</text:p>
          </table:table-cell>
          <table:table-cell table:style-name="Table1.E2" office:value-type="string">
            <text:p text:style-name="P7"><text:span text:style-name="T42">Chinese: </text:span>eighth note; <text:span text:style-name="T36">keystroke: - - -</text:span></text:p>
          </table:table-cell>
        </table:table-row>
        <table:table-row table:style-name="Table1.1">
          <table:table-cell table:style-name="Table1.A2" office:value-type="string">
            <text:p text:style-name="P4">double underline</text:p>
          </table:table-cell>
          <table:table-cell table:style-name="Table1.A2" office:value-type="string">
            <text:p text:style-name="P6">U+0333 </text:p>
          </table:table-cell>
          <table:table-cell table:style-name="Table1.A2" office:value-type="string">
            <text:p text:style-name="P10">◌̳</text:p>
          </table:table-cell>
          <table:table-cell table:style-name="Table1.A2" office:value-type="string">
            <text:p text:style-name="P11">5̳ <text:s/>5̳̣</text:p>
          </table:table-cell>
          <table:table-cell table:style-name="Table1.E2" office:value-type="string">
            <text:p text:style-name="P7"><text:span text:style-name="T42">Chinese: </text:span>sixteenth note; <text:span text:style-name="T36">keystroke: = = =</text:span></text:p>
          </table:table-cell>
        </table:table-row>
        <table:table-row table:style-name="Table1.1">
          <table:table-cell table:style-name="Table1.A2" office:value-type="string">
            <text:p text:style-name="P4">forward-slash strike-through </text:p>
          </table:table-cell>
          <table:table-cell table:style-name="Table1.A2" office:value-type="string">
            <text:p text:style-name="P6">U+0338 </text:p>
          </table:table-cell>
          <table:table-cell table:style-name="Table1.A2" office:value-type="string">
            <text:p text:style-name="P10">◌̸</text:p>
          </table:table-cell>
          <table:table-cell table:style-name="Table1.A2" office:value-type="string">
            <text:p text:style-name="P11">1̸2̸3̸4̸5̸6̸</text:p>
          </table:table-cell>
          <table:table-cell table:style-name="Table1.E2" office:value-type="string">
            <text:p text:style-name="P7">sharp</text:p>
          </table:table-cell>
        </table:table-row>
        <table:table-row table:style-name="Table1.1">
          <table:table-cell table:style-name="Table1.A2" office:value-type="string">
            <text:p text:style-name="P20"><text:span text:style-name="T13">backslash strike-through</text:span><text:span text:style-name="T13"> </text:span></text:p>
          </table:table-cell>
          <table:table-cell table:style-name="Table1.A2" office:value-type="string">
            <text:p text:style-name="P6">U+20E5 </text:p>
          </table:table-cell>
          <table:table-cell table:style-name="Table1.A2" office:value-type="string">
            <text:p text:style-name="P10">◌⃥</text:p>
          </table:table-cell>
          <table:table-cell table:style-name="Table1.A2" office:value-type="string">
            <text:p text:style-name="P11">7⃥ , not 7̸</text:p>
          </table:table-cell>
          <table:table-cell table:style-name="Table1.E2" office:value-type="string">
            <text:p text:style-name="P7">sharp</text:p>
          </table:table-cell>
        </table:table-row>
        <table:table-row table:style-name="Table1.1">
          <table:table-cell table:style-name="Table1.A2" office:value-type="string">
            <text:p text:style-name="P5">begin slur below (Musical Symbol Begin Slur)</text:p>
          </table:table-cell>
          <table:table-cell table:style-name="Table1.A2" office:value-type="string">
            <text:p text:style-name="P6">U+1D177</text:p>
          </table:table-cell>
          <table:table-cell table:style-name="Table1.A2" office:value-type="string">
            <text:p text:style-name="P16"><text:s/>𝅷5</text:p>
          </table:table-cell>
          <table:table-cell table:style-name="Table1.A2" office:value-type="string">
            <text:p text:style-name="P12">e.g. 𝅷123𝅸 </text:p>
          </table:table-cell>
          <table:table-cell table:style-name="Table1.E2" office:value-type="string">
            <text:p text:style-name="P7"><text:span text:style-name="T31">in music</text:span>, one syllable spans all these notes. <text:span text:style-name="T31">In lyrics </text:span><text:span text:style-name="T39">(not yet supported)</text:span>, it means "diphthong": these neighboring vowels are pronounced as a single syllable. (E.g. in <text:span text:style-name="T32">tahu</text:span> 'know', the <text:span text:style-name="T32">h</text:span><text:span text:style-name="T33"> is silent so</text:span> <text:span text:style-name="T32">ahu</text:span> is usually slurred.) So, slurs in lyrics are usually only 2 or 3 characters wide.</text:p>
            <text:p text:style-name="P8">keystroke: { </text:p>
          </table:table-cell>
        </table:table-row>
        <table:table-row table:style-name="Table1.1">
          <table:table-cell table:style-name="Table1.A2" office:value-type="string">
            <text:p text:style-name="P5">end slur below (Musical Symbol End Slur)</text:p>
          </table:table-cell>
          <table:table-cell table:style-name="Table1.A2" office:value-type="string">
            <text:p text:style-name="P6">U+1D178</text:p>
          </table:table-cell>
          <table:table-cell table:style-name="Table1.A2" office:value-type="string">
            <text:p text:style-name="P15"><text:s text:c="4"/>5𝅸</text:p>
          </table:table-cell>
          <table:table-cell table:style-name="Table1.A2" office:value-type="string">
            <text:p text:style-name="P12"/>
          </table:table-cell>
          <table:table-cell table:style-name="Table1.E2" office:value-type="string">
            <text:p text:style-name="P7">the end of the slur</text:p>
          </table:table-cell>
        </table:table-row>
        <table:table-row table:style-name="Table1.1">
          <table:table-cell table:style-name="Table1.A2" office:value-type="string">
            <text:p text:style-name="P4">fermata </text:p>
          </table:table-cell>
          <table:table-cell table:style-name="Table1.A2" office:value-type="string">
            <text:p text:style-name="P6">U+0352 </text:p>
          </table:table-cell>
          <table:table-cell table:style-name="Table1.A2" office:value-type="string">
            <text:p text:style-name="P11">5͒ </text:p>
          </table:table-cell>
          <table:table-cell table:style-name="Table1.A2" office:value-type="string">
            <text:p text:style-name="P11">5͒ </text:p>
          </table:table-cell>
          <table:table-cell table:style-name="Table1.E2" office:value-type="string">
            <text:p text:style-name="P7">"hold", or "grand pause"</text:p>
          </table:table-cell>
        </table:table-row>
        <table:table-row table:style-name="Table1.1">
          <table:table-cell table:style-name="Table1.A2" office:value-type="string">
            <text:p text:style-name="P5">Musical Symbol Single Barline</text:p>
          </table:table-cell>
          <table:table-cell table:style-name="Table1.A2" office:value-type="string">
            <text:p text:style-name="P6">U+1D100</text:p>
          </table:table-cell>
          <table:table-cell table:style-name="Table1.A2" office:value-type="string">
            <text:p text:style-name="P18">𝄀</text:p>
          </table:table-cell>
          <table:table-cell table:style-name="Table1.A2" office:value-type="string">
            <text:p text:style-name="P12">𝄀 </text:p>
          </table:table-cell>
          <table:table-cell table:style-name="Table1.E2" office:value-type="string">
            <text:p text:style-name="P7">measure boundary<text:bookmark-start text:name="__DdeLink__1394_850893653"/>; <text:span text:style-name="T36">keystroke: Ctrl+Shift+</text:span><text:bookmark-end text:name="__DdeLink__1394_850893653"/><text:span text:style-name="T36">1</text:span></text:p>
          </table:table-cell>
        </table:table-row>
        <table:table-row table:style-name="Table1.1">
          <table:table-cell table:style-name="Table1.A2" office:value-type="string">
            <text:p text:style-name="P5">Musical Symbol Double Barline</text:p>
          </table:table-cell>
          <table:table-cell table:style-name="Table1.A2" office:value-type="string">
            <text:p text:style-name="P6">U+1D101</text:p>
          </table:table-cell>
          <table:table-cell table:style-name="Table1.A2" office:value-type="string">
            <text:p text:style-name="P18">𝄁</text:p>
          </table:table-cell>
          <table:table-cell table:style-name="Table1.A2" office:value-type="string">
            <text:p text:style-name="P12">𝄁 </text:p>
          </table:table-cell>
          <table:table-cell table:style-name="Table1.E2" office:value-type="string">
            <text:p text:style-name="P7">end of a section of music; <text:span text:style-name="T36">keystroke: Ctrl+Shift+2</text:span></text:p>
          </table:table-cell>
        </table:table-row>
        <text:soft-page-break/>
        <table:table-row table:style-name="Table1.1">
          <table:table-cell table:style-name="Table1.A2" office:value-type="string">
            <text:p text:style-name="P5">Musical Symbol Final Barline</text:p>
          </table:table-cell>
          <table:table-cell table:style-name="Table1.A2" office:value-type="string">
            <text:p text:style-name="P6">U+1D102</text:p>
          </table:table-cell>
          <table:table-cell table:style-name="Table1.A2" office:value-type="string">
            <text:p text:style-name="P18">𝄂</text:p>
          </table:table-cell>
          <table:table-cell table:style-name="Table1.A2" office:value-type="string">
            <text:p text:style-name="P12">𝄂 </text:p>
          </table:table-cell>
          <table:table-cell table:style-name="Table1.E2" office:value-type="string">
            <text:p text:style-name="P7">very end of a piece of music; <text:span text:style-name="T36">keystroke: Ctrl+Shift+4</text:span></text:p>
          </table:table-cell>
        </table:table-row>
        <table:table-row table:style-name="Table1.1">
          <table:table-cell table:style-name="Table1.A2" office:value-type="string">
            <text:p text:style-name="P5">Musical Symbol Reverse Final Barline</text:p>
          </table:table-cell>
          <table:table-cell table:style-name="Table1.A2" office:value-type="string">
            <text:p text:style-name="P6">U+1D103</text:p>
          </table:table-cell>
          <table:table-cell table:style-name="Table1.A2" office:value-type="string">
            <text:p text:style-name="P18">𝄃</text:p>
          </table:table-cell>
          <table:table-cell table:style-name="Table1.A2" office:value-type="string">
            <text:p text:style-name="P12">𝄃 </text:p>
          </table:table-cell>
          <table:table-cell table:style-name="Table1.E2" office:value-type="string">
            <text:p text:style-name="P8">keystroke: Ctrl+Shift+3</text:p>
          </table:table-cell>
        </table:table-row>
        <table:table-row table:style-name="Table1.1">
          <table:table-cell table:style-name="Table1.A2" office:value-type="string">
            <text:p text:style-name="P5">Musical Symbol Left Repeat Sign</text:p>
          </table:table-cell>
          <table:table-cell table:style-name="Table1.A2" office:value-type="string">
            <text:p text:style-name="P6">U+1D106</text:p>
          </table:table-cell>
          <table:table-cell table:style-name="Table1.A2" office:value-type="string">
            <text:p text:style-name="P18">𝄆</text:p>
          </table:table-cell>
          <table:table-cell table:style-name="Table1.A2" office:value-type="string">
            <text:p text:style-name="P12">𝄆 </text:p>
          </table:table-cell>
          <table:table-cell table:style-name="Table1.E2" office:value-type="string">
            <text:p text:style-name="P7">this section will be repeated; <text:span text:style-name="T36">keystroke: Ctrl+Shift+5</text:span></text:p>
          </table:table-cell>
        </table:table-row>
        <table:table-row table:style-name="Table1.1">
          <table:table-cell table:style-name="Table1.A2" office:value-type="string">
            <text:p text:style-name="P5">Musical Symbol Right Repeat Sign</text:p>
          </table:table-cell>
          <table:table-cell table:style-name="Table1.A2" office:value-type="string">
            <text:p text:style-name="P6">U+1D107</text:p>
          </table:table-cell>
          <table:table-cell table:style-name="Table1.A2" office:value-type="string">
            <text:p text:style-name="P18">𝄇</text:p>
          </table:table-cell>
          <table:table-cell table:style-name="Table1.A2" office:value-type="string">
            <text:p text:style-name="P12">𝄇 </text:p>
          </table:table-cell>
          <table:table-cell table:style-name="Table1.E2" office:value-type="string">
            <text:p text:style-name="P7">go back to the left repeat sign; <text:span text:style-name="T36">keystroke: Ctrl+Shift+6</text:span></text:p>
          </table:table-cell>
        </table:table-row>
        <table:table-row table:style-name="Table1.1">
          <table:table-cell table:style-name="Table1.A2" office:value-type="string">
            <text:p text:style-name="P5">Musical Symbol Breath Mark</text:p>
          </table:table-cell>
          <table:table-cell table:style-name="Table1.A2" office:value-type="string">
            <text:p text:style-name="P6">U+1D112</text:p>
          </table:table-cell>
          <table:table-cell table:style-name="Table1.A2" office:value-type="string">
            <text:p text:style-name="P18">𝄒</text:p>
          </table:table-cell>
          <table:table-cell table:style-name="Table1.A2" office:value-type="string">
            <text:p text:style-name="P12">𝄒<text:span text:style-name="T27"> <text:s/></text:span></text:p>
          </table:table-cell>
          <table:table-cell table:style-name="Table1.E2" office:value-type="string">
            <text:p text:style-name="P7">singers, breathe now; <text:span text:style-name="T36">keystroke: Ctrl+Shift+'</text:span></text:p>
          </table:table-cell>
        </table:table-row>
        <table:table-row table:style-name="Table1.1">
          <table:table-cell table:style-name="Table1.A2" office:value-type="string">
            <text:p text:style-name="P4">North East Arrow</text:p>
          </table:table-cell>
          <table:table-cell table:style-name="Table1.A2" office:value-type="string">
            <text:p text:style-name="P6">U+2197</text:p>
          </table:table-cell>
          <table:table-cell table:style-name="Table1.A2" office:value-type="string">
            <text:p text:style-name="P19">↗</text:p>
          </table:table-cell>
          <table:table-cell table:style-name="Table1.A2" office:value-type="string">
            <text:p text:style-name="P11">↗ </text:p>
          </table:table-cell>
          <table:table-cell table:style-name="Table1.E2" office:value-type="string">
            <text:p text:style-name="P7">?? (Chinese: glissandi, but s/b wavy)</text:p>
          </table:table-cell>
        </table:table-row>
        <table:table-row table:style-name="Table1.1">
          <table:table-cell table:style-name="Table1.A2" office:value-type="string">
            <text:p text:style-name="P4">South East Arrow</text:p>
          </table:table-cell>
          <table:table-cell table:style-name="Table1.A2" office:value-type="string">
            <text:p text:style-name="P6">U+2198</text:p>
          </table:table-cell>
          <table:table-cell table:style-name="Table1.A2" office:value-type="string">
            <text:p text:style-name="P19">↘</text:p>
          </table:table-cell>
          <table:table-cell table:style-name="Table1.A2" office:value-type="string">
            <text:p text:style-name="P11">↘ </text:p>
          </table:table-cell>
          <table:table-cell table:style-name="Table1.E2" office:value-type="string">
            <text:p text:style-name="P7">?? (Chinese: glissandi; s/b wavy)</text:p>
          </table:table-cell>
        </table:table-row>
        <table:table-row table:style-name="Table1.1">
          <table:table-cell table:style-name="Table1.A2" office:value-type="string">
            <text:p text:style-name="P4">Chinese: flat</text:p>
          </table:table-cell>
          <table:table-cell table:style-name="Table1.A2" office:value-type="string">
            <text:p text:style-name="P6">U+266D</text:p>
          </table:table-cell>
          <table:table-cell table:style-name="Table1.A2" office:value-type="string">
            <text:p text:style-name="P19">♭</text:p>
          </table:table-cell>
          <table:table-cell table:style-name="Table1.A2" office:value-type="string">
            <text:p text:style-name="P10">♭</text:p>
          </table:table-cell>
          <table:table-cell table:style-name="Table1.E2" office:value-type="string">
            <text:p text:style-name="P7">Chinese: make the note flat</text:p>
          </table:table-cell>
        </table:table-row>
        <table:table-row table:style-name="Table1.1">
          <table:table-cell table:style-name="Table1.A2" office:value-type="string">
            <text:p text:style-name="P4">Chinese: sharp</text:p>
          </table:table-cell>
          <table:table-cell table:style-name="Table1.A2" office:value-type="string">
            <text:p text:style-name="P6">U+266F</text:p>
          </table:table-cell>
          <table:table-cell table:style-name="Table1.A2" office:value-type="string">
            <text:p text:style-name="P19">♯</text:p>
          </table:table-cell>
          <table:table-cell table:style-name="Table1.A2" office:value-type="string">
            <text:p text:style-name="P10">♯</text:p>
          </table:table-cell>
          <table:table-cell table:style-name="Table1.E2" office:value-type="string">
            <text:p text:style-name="P7">Chinese: make the note sharp</text:p>
          </table:table-cell>
        </table:table-row>
        <table:table-row table:style-name="Table1.1">
          <table:table-cell table:style-name="Table1.A2" office:value-type="string">
            <text:p text:style-name="P4">natural (not needed?)</text:p>
          </table:table-cell>
          <table:table-cell table:style-name="Table1.A2" office:value-type="string">
            <text:p text:style-name="P6">U+266E</text:p>
          </table:table-cell>
          <table:table-cell table:style-name="Table1.A2" office:value-type="string">
            <text:p text:style-name="P19">♮ </text:p>
          </table:table-cell>
          <table:table-cell table:style-name="Table1.A2" office:value-type="string">
            <text:p text:style-name="P10">♮ </text:p>
          </table:table-cell>
          <table:table-cell table:style-name="Table1.E2" office:value-type="string">
            <text:p text:style-name="P7">restore to natural (non-sharp/flat)</text:p>
          </table:table-cell>
        </table:table-row>
      </table:table>
      <text:p text:style-name="P21"/>
      <text:p text:style-name="P21">All of the characters documented above are either of "full" width (1224) or "half" width (612). As long as you don't mix in other characters, you should therefore be able to align harmony lines with the melody line by adding spaces (which are "half" width) appropriately. Lyrics characters have proportional widths and cannot be precisely aligned unless you use tabs, but this is generally less important. </text:p>
      <text:p text:style-name="P21"/>
      <text:p text:style-name="P21">Note: those characters which overlap with western musical notation are also documented at <text:s/>unicode.org/charts/PDF/U1D100.pdf .</text:p>
      <text:p text:style-name="P22"/>
      <text:p text:style-name="P21">Sample sequences of characters/keystrokes (cf: KepatihanPro Font Keystroke Samples.pdf) :</text:p>
      <text:p text:style-name="P2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9">for this:</text:p>
          </table:table-cell>
          <table:table-cell table:style-name="Table6.A1" office:value-type="string">
            <text:p text:style-name="P29">3̅5̅</text:p>
          </table:table-cell>
          <table:table-cell table:style-name="Table6.A1" office:value-type="string">
            <text:p text:style-name="P29">3̅ ̅5̅ </text:p>
          </table:table-cell>
          <table:table-cell table:style-name="Table6.D1" office:value-type="string">
            <text:p text:style-name="P29">3̇̅ ̅4̅</text:p>
          </table:table-cell>
        </table:table-row>
        <table:table-row>
          <table:table-cell table:style-name="Table6.A2" office:value-type="string">
            <text:p text:style-name="P29">type this:</text:p>
          </table:table-cell>
          <table:table-cell table:style-name="Table6.A2" office:value-type="string">
            <text:p text:style-name="P30">3 - - 5 - -</text:p>
          </table:table-cell>
          <table:table-cell table:style-name="Table6.A2" office:value-type="string">
            <text:p text:style-name="P30">3 - - space - - 5 - -</text:p>
          </table:table-cell>
          <table:table-cell table:style-name="Table6.D2" office:value-type="string">
            <text:p text:style-name="P30">3 3 - - space - - 4 - -</text:p>
          </table:table-cell>
        </table:table-row>
      </table:table>
      <text:p text:style-name="P1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9">for this:</text:p>
          </table:table-cell>
          <table:table-cell table:style-name="Table7.A1" office:value-type="string">
            <text:p text:style-name="P29">𝅷35𝅸</text:p>
          </table:table-cell>
          <table:table-cell table:style-name="Table7.A1" office:value-type="string">
            <text:p text:style-name="P29">𝅷3 5𝅸</text:p>
          </table:table-cell>
          <table:table-cell table:style-name="Table7.D1" office:value-type="string">
            <text:p text:style-name="P29">𝅷3 4 5𝅸</text:p>
          </table:table-cell>
        </table:table-row>
        <table:table-row>
          <table:table-cell table:style-name="Table7.A2" office:value-type="string">
            <text:p text:style-name="P29">type this:</text:p>
          </table:table-cell>
          <table:table-cell table:style-name="Table7.A2" office:value-type="string">
            <text:p text:style-name="P30">{ 3 5 }</text:p>
          </table:table-cell>
          <table:table-cell table:style-name="Table7.A2" office:value-type="string">
            <text:p text:style-name="P30">{ 3 space 5 }</text:p>
          </table:table-cell>
          <table:table-cell table:style-name="Table7.D2" office:value-type="string">
            <text:p text:style-name="P30">{ 3 space 4 space 5 }</text:p>
          </table:table-cell>
        </table:table-row>
      </table:table>
      <text:p text:style-name="P14"/>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9">for this:</text:p>
          </table:table-cell>
          <table:table-cell table:style-name="Table8.A1" office:value-type="string">
            <text:p text:style-name="P29">𝅷6̅5̅𝅸4̅</text:p>
          </table:table-cell>
          <table:table-cell table:style-name="Table8.A1" office:value-type="string">
            <text:p text:style-name="P29">1̇̅ ̅𝅷1̇̅7̅𝅸 <text:span text:style-name="T36"><text:s text:c="2"/></text:span></text:p>
          </table:table-cell>
          <table:table-cell table:style-name="Table8.D1" office:value-type="string">
            <text:p text:style-name="P29">1.̅𝄒 </text:p>
          </table:table-cell>
        </table:table-row>
        <table:table-row>
          <table:table-cell table:style-name="Table8.A2" office:value-type="string">
            <text:p text:style-name="P29">type this:</text:p>
          </table:table-cell>
          <table:table-cell table:style-name="Table8.A2" office:value-type="string">
            <text:p text:style-name="P30">{ 6 - - 5 - - } 4 - - </text:p>
          </table:table-cell>
          <table:table-cell table:style-name="Table8.A2" office:value-type="string">
            <text:p text:style-name="P30">1 1 - - space - - { 1 1 - - 7 - - }</text:p>
          </table:table-cell>
          <table:table-cell table:style-name="Table8.D2" office:value-type="string">
            <text:p text:style-name="P30">1 . - - Ctrl+"</text:p>
          </table:table-cell>
        </table:table-row>
      </table:table>
      <text:p text:style-name="P13"/>
      <table:table table:name="Table9" table:style-name="Table9">
        <table:table-column table:style-name="Table9.A"/>
        <table:table-column table:style-name="Table9.B"/>
        <table:table-column table:style-name="Table9.C"/>
        <table:table-row>
          <table:table-cell table:style-name="Table9.A1" office:value-type="string">
            <text:p text:style-name="P29">for this:</text:p>
          </table:table-cell>
          <table:table-cell table:style-name="Table9.A1" office:value-type="string">
            <text:p text:style-name="P29">6̅.̿3̇̿ <text:s text:c="2"/></text:p>
          </table:table-cell>
          <table:table-cell table:style-name="Table9.C1" office:value-type="string">
            <text:p text:style-name="P29">𝅷2̿3̿ ̅4̿5̿ 4̅𝅸 ̅3̅</text:p>
          </table:table-cell>
        </table:table-row>
        <table:table-row>
          <table:table-cell table:style-name="Table9.A2" office:value-type="string">
            <text:p text:style-name="P29">type this:</text:p>
          </table:table-cell>
          <table:table-cell table:style-name="Table9.A2" office:value-type="string">
            <text:p text:style-name="P30">6 - - . = = 3 3 = =</text:p>
          </table:table-cell>
          <table:table-cell table:style-name="Table9.C2" office:value-type="string">
            <text:p text:style-name="P30">{ 2 = = 3 = = space - - 4 = = 5 = = space 4 - - } <text:soft-page-break/>space - - 3 - - </text:p>
          </table:table-cell>
        </table:table-row>
      </table:table>
      <text:p text:style-name="P21"/>
      <text:p text:style-name="P21">There is also an older (and much different) keyboard available for use with Keyman. Sample sequences of keystrokes for that keyboard:</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for this:</text:p>
          </table:table-cell>
          <table:table-cell table:style-name="Table2.A1" office:value-type="string">
            <text:p text:style-name="P29">3̅5̅</text:p>
          </table:table-cell>
          <table:table-cell table:style-name="Table2.A1" office:value-type="string">
            <text:p text:style-name="P29">3̅ ̅5̅ </text:p>
          </table:table-cell>
          <table:table-cell table:style-name="Table2.D1" office:value-type="string">
            <text:p text:style-name="P29">3̇̅ ̅4̅</text:p>
          </table:table-cell>
        </table:table-row>
        <table:table-row>
          <table:table-cell table:style-name="Table2.A2" office:value-type="string">
            <text:p text:style-name="P29">type this:</text:p>
          </table:table-cell>
          <table:table-cell table:style-name="Table2.A2" office:value-type="string">
            <text:p text:style-name="P29">3 \ _ 5 \ _</text:p>
          </table:table-cell>
          <table:table-cell table:style-name="Table2.A2" office:value-type="string">
            <text:p text:style-name="P29">3 \ _ space \ _ 5 \ _</text:p>
          </table:table-cell>
          <table:table-cell table:style-name="Table2.D2" office:value-type="string">
            <text:p text:style-name="P29">3 \ . \ _ space \ _ 4 \ _</text:p>
          </table:table-cell>
        </table:table-row>
      </table:table>
      <text:p text:style-name="P1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for this:</text:p>
          </table:table-cell>
          <table:table-cell table:style-name="Table3.A1" office:value-type="string">
            <text:p text:style-name="P29">𝅷35𝅸</text:p>
          </table:table-cell>
          <table:table-cell table:style-name="Table3.A1" office:value-type="string">
            <text:p text:style-name="P29">𝅷3 5𝅸</text:p>
          </table:table-cell>
          <table:table-cell table:style-name="Table3.D1" office:value-type="string">
            <text:p text:style-name="P29">𝅷3 4 5𝅸</text:p>
          </table:table-cell>
        </table:table-row>
        <table:table-row>
          <table:table-cell table:style-name="Table3.A2" office:value-type="string">
            <text:p text:style-name="P29">type this:</text:p>
          </table:table-cell>
          <table:table-cell table:style-name="Table3.A2" office:value-type="string">
            <text:p text:style-name="P29">\ { 3 5 \ }</text:p>
          </table:table-cell>
          <table:table-cell table:style-name="Table3.A2" office:value-type="string">
            <text:p text:style-name="P29">\ { 3 space 5 \ }</text:p>
          </table:table-cell>
          <table:table-cell table:style-name="Table3.D2" office:value-type="string">
            <text:p text:style-name="P29">\ { 3 space 4 space 5 \ }</text:p>
          </table:table-cell>
        </table:table-row>
      </table:table>
      <text:p text:style-name="P1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for this:</text:p>
          </table:table-cell>
          <table:table-cell table:style-name="Table4.A1" office:value-type="string">
            <text:p text:style-name="P29">𝅷6̅5̅𝅸4̅</text:p>
          </table:table-cell>
          <table:table-cell table:style-name="Table4.A1" office:value-type="string">
            <text:p text:style-name="P29">1̇̅ ̅𝅷1̇̅7̅𝅸</text:p>
          </table:table-cell>
          <table:table-cell table:style-name="Table4.D1" office:value-type="string">
            <text:p text:style-name="P29">1.̅𝄒</text:p>
          </table:table-cell>
        </table:table-row>
        <table:table-row>
          <table:table-cell table:style-name="Table4.A2" office:value-type="string">
            <text:p text:style-name="P29">type this:</text:p>
          </table:table-cell>
          <table:table-cell table:style-name="Table4.A2" office:value-type="string">
            <text:p text:style-name="P29">\ { 6 \ _ 5 \ _ \ } 4 \ _</text:p>
          </table:table-cell>
          <table:table-cell table:style-name="Table4.A2" office:value-type="string">
            <text:p text:style-name="P29">1 \ . \ _ space \ _ \ { 1 \ . \ _ 7 \ _ \ }</text:p>
          </table:table-cell>
          <table:table-cell table:style-name="Table4.D2" office:value-type="string">
            <text:p text:style-name="P29">1 . \ _ \ '</text:p>
          </table:table-cell>
        </table:table-row>
      </table:table>
      <text:p text:style-name="P13"/>
      <table:table table:name="Table5" table:style-name="Table5">
        <table:table-column table:style-name="Table5.A"/>
        <table:table-column table:style-name="Table5.B"/>
        <table:table-column table:style-name="Table5.C"/>
        <table:table-row>
          <table:table-cell table:style-name="Table5.A1" office:value-type="string">
            <text:p text:style-name="P29">for this:</text:p>
          </table:table-cell>
          <table:table-cell table:style-name="Table5.A1" office:value-type="string">
            <text:p text:style-name="P29">6̅.̿3̇̿ <text:s/></text:p>
          </table:table-cell>
          <table:table-cell table:style-name="Table5.C1" office:value-type="string">
            <text:p text:style-name="P29">𝅷2̿3̿ ̅4̿5̿ 4̅𝅸 ̅3̅</text:p>
          </table:table-cell>
        </table:table-row>
        <table:table-row>
          <table:table-cell table:style-name="Table5.A2" office:value-type="string">
            <text:p text:style-name="P29">type this:</text:p>
          </table:table-cell>
          <table:table-cell table:style-name="Table5.A2" office:value-type="string">
            <text:p text:style-name="P29">6 \ _ <text:span text:style-name="T26">spc ←</text:span> . \ = 3 \ . \ =</text:p>
          </table:table-cell>
          <table:table-cell table:style-name="Table5.C2" office:value-type="string">
            <text:p text:style-name="P29">\ { 2 \ = 3 \ = spc \ _ 4 \ = 5 \ = spc 4 \ _ \ } spc \ _ 3 \ _</text:p>
          </table:table-cell>
        </table:table-row>
      </table:table>
      <text:p text:style-name="P21"/>
      <text:p text:style-name="P21"><text:span text:style-name="T31">Workarounds</text:span>: In some cases, the built in characters may not be able to do what you need, so you'll need a workaround. For example, to place a fermata above an overline, you can use a fermata in a text box. Or, to nest a (tie bar) slur inside of a (true) slur, consider using a "moon" drawing object for the smaller (less noticeable) slur. In both cases, getting the object anchor ( <draw:frame draw:style-name="fr2" draw:name="graphics2" text:anchor-type="as-char" svg:y="-0.0972in" svg:width="0.1299in" svg:height="0.1201in" draw:z-index="5"><draw:image xlink:href="Pictures/100000000000001A00000018498CF393.png" xlink:type="simple" xlink:show="embed" xlink:actuate="onLoad"/></draw:frame> ) right is important.</text:p>
      <text:p text:style-name="P9"/>
      <text:p text:style-name="P9"><draw:custom-shape text:anchor-type="paragraph" draw:z-index="0" draw:style-name="gr1" draw:text-style-name="P41" svg:width="0.0177in" svg:height="0.1114in" draw:transform="rotate (1.5707963267946) translate (2.89375in 0.151388888888889in)"><text:p/><draw:enhanced-geometry svg:viewBox="0 0 21600 21600" draw:mirror-horizontal="true" draw:mirror-vertical="false" draw:glue-points="21600 0 0 10800 21600 21600 ?f0 10800" draw:text-areas="?f1 ?f10 21600 ?f11" draw:type="moon" draw:modifiers="1890.90909090909"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text:span text:style-name="T9">-</text:span><text:span text:style-name="T2"> a "moon" drawing object can look like a slur: </text:span></text:p>
      <text:p text:style-name="P9"><text:span text:style-name="T5">- </text:span><draw:frame text:anchor-type="char" draw:z-index="3" draw:style-name="gr2" draw:text-style-name="P43" svg:width="0.0661in" svg:height="0.2559in" svg:x="0.0201in" svg:y="0.35in"><draw:text-box><text:p text:style-name="P42"><text:span text:style-name="T43"><text:s/></text:span><text:span text:style-name="T44">͒</text:span></text:p></draw:text-box></draw:frame><text:span text:style-name="T7">5̿ </text:span><draw:frame text:anchor-type="char" draw:z-index="2" draw:style-name="gr2" draw:text-style-name="P43" svg:width="0.0661in" svg:height="0.2559in" svg:x="0.0201in" svg:y="0.35in"><draw:text-box><text:p text:style-name="P42"><text:span text:style-name="T43"><text:s/></text:span><text:span text:style-name="T44">͒</text:span></text:p></draw:text-box></draw:frame><text:span text:style-name="T7">5̇̿ <text:s/></text:span><draw:frame text:anchor-type="char" draw:z-index="1" draw:style-name="gr2" draw:text-style-name="P43" svg:width="0.0661in" svg:height="0.2559in" svg:x="0.0201in" svg:y="0.35in"><draw:text-box><text:p text:style-name="P42"><text:span text:style-name="T43"><text:s/></text:span><text:span text:style-name="T44">͒</text:span></text:p></draw:text-box></draw:frame><text:span text:style-name="T7">5̇̅</text:span><text:span text:style-name="T5"> </text:span><text:span text:style-name="T20">← fermata workaround: use a text box (anchored to a character) containing a fermata.</text:span></text:p>
      <text:p text:style-name="P24"/>
      <text:p text:style-name="P9"/>
      <text:p text:style-name="P36">Tests:</text:p>
      <text:p text:style-name="P9"/>
      <text:p text:style-name="P23"><text:span text:style-name="T2">5̅5̿5̇̅5̇̿5̣̅5̣̿ 5̸̅5̸̿5̸̇̅5̸̇̿5̸̣̅5̸̣̿ <text:s/></text:span><text:span text:style-name="T16">← neighboring overlines should align (and link) at top; overdots belong under the overlines</text:span></text:p>
      <text:p text:style-name="P23"><text:span text:style-name="T2">5̲5̳5̲̇5̳̇5̲̣5̳̣ 5̸̲5̸̳5̸̲̇5̸̳̇5̸̲̣5̸̳̣ <text:s/></text:span><text:span text:style-name="T16">← Chinese: neighboring underlines should align (and link) a</text:span><text:span text:style-name="T19">t ___??</text:span><text:span text:style-name="T16">; underdots belong </text:span><text:span text:style-name="T18">under</text:span><text:span text:style-name="T16"> the underlines</text:span></text:p>
      <text:p text:style-name="P27"><text:span text:style-name="T3">𝄒 <text:s/>5̅𝄒̅ <text:s/>5̿𝄒̿ <text:s/>5̅𝄒̿ </text:span><text:span text:style-name="T17">← breath mark gets overlined just like a musical note does (though it's narrower)</text:span></text:p>
      <text:p text:style-name="P26"><text:span text:style-name="T3">5̅𝄒5̅ 5̿𝄒5̿ </text:span><text:span text:style-name="T17">← breath mark spacing test (breath mark should be wide enough to not get overlined here)</text:span></text:p>
      <text:p text:style-name="P24"><text:span text:style-name="T11">5̲𝄒5̲ <text:s/>5̳𝄒5̳ </text:span><text:span text:style-name="T21">← C</text:span><text:span text:style-name="T17">hinese: breath mark spacing test (breath mark should be wide enough to not get underlined here)</text:span></text:p>
      <text:p text:style-name="P23"><text:span text:style-name="T12">5.̿. <text:s/>5̅.̿.̅ </text:span><text:span text:style-name="T16">← periods should have distinct overlining; the middle period's double overline should only cover it and not its neighbors</text:span></text:p>
      <text:p text:style-name="P23"><text:span text:style-name="T8">5-̳- 5̲-̳-̲ </text:span><text:span text:style-name="T2"><text:s/></text:span><text:span text:style-name="T16">← Chinese: hyphens should have distinct underlining; the middle hyphen's double underline should only cover it and not its neighbors</text:span></text:p>
      <text:p text:style-name="P23"><text:span text:style-name="T2">1̸2̸3̸4̸5̸6̸7⃥ </text:span><text:span text:style-name="T16">← 1-6 should all be slashed, and 7 backslashed</text:span></text:p>
      <text:p text:style-name="P9"><text:span text:style-name="T2">1̅.̅ ̅3̇̅1̅25̅5̸̅ ̅5̇̅ </text:span><text:span text:style-name="T16">← single overlines, should all align (and link at top) except over the 2</text:span></text:p>
      <text:p text:style-name="P24"><text:span text:style-name="T29">7̇̅7̇̿ 7̳̣7̲̣ 7⃥̇̅7⃥̇̿ 7⃥̳̣7⃥̲̣ 4̸̇̅4̸̇̿ 4̸̳̣4̸̲̣ </text:span><text:span text:style-name="T30">← The overlines should connect and align at the tops; the overdots should fit nicely below them. Chinese: underdots go under underlines.</text:span></text:p>
      <text:p text:style-name="P28">7⃥̳̣7⃥̲̣ 7⃥̇̅7⃥̇̿ <text:span text:style-name="T26">7⃥̳̣̇̿7⃥̲̣̇̅</text:span> <text:s/><text:span text:style-name="T16">← Similar test, but unrealistic because the last pair of 7's uses both Indonesian and Chinese notations simultaneously. So, it's okay if this is garbled.</text:span></text:p>
      <text:p text:style-name="P24"><text:span text:style-name="T25">underlined text</text:span><text:span text:style-name="T24"> </text:span><text:span text:style-name="T23">← vertical spacing test (realistic)</text:span><text:span text:style-name="T24"><text:line-break/>55̅5̿5̇̿5̇̅5̣̅5̇͒</text:span></text:p>
      <text:p text:style-name="P24"><text:span text:style-name="T5">5͒5̇͒</text:span><text:span text:style-name="T6">5̅͒5̿͒</text:span><text:span text:style-name="T5"> </text:span><text:span text:style-name="T20">← fermata test: 1) above note, 2) above overdot, 3-4) above overlines. Only 1-2 are especially essential, so it's okay that 3-4 fail.</text:span></text:p>
      <text:p text:style-name="P24"><text:span text:style-name="T5">55̲5̲̣5̳̣5̳̇5̲̇</text:span><text:span text:style-name="T3"> </text:span><text:span text:style-name="T17">← vertical spacing test (realistic, Chinese system)</text:span><text:span text:style-name="T3"><text:line-break/></text:span><text:span text:style-name="T4">PLÁIÑ</text:span><text:span text:style-name="T3"> </text:span><text:span text:style-name="T4">TÉXT </text:span><text:span text:style-name="T22">(diacritics shouldn't overlap with previous line)</text:span></text:p>
      <text:p text:style-name="P24"><text:span text:style-name="T3">55̲5̲̣5̳5̳̣ </text:span><text:span text:style-name="T17">← vertical spacing test (unrealistically tough; one document really shouldn't mix overlines and underlines)</text:span><text:span text:style-name="T3"><text:line-break/>55̅5̇̅5̿5̇̿</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urier New1" svg:font-family="'Courier New'" style:font-family-generic="modern"/>
    <style:font-face style:name="Courier New" svg:font-family="'Courier New'" style:font-family-generic="modern" style:font-pitch="fixed"/>
    <style:font-face style:name="Arial Unicode MS1" svg:font-family="'Arial Unicode MS'" style:font-pitch="variable"/>
    <style:font-face style:name="Doulos SIL" svg:font-family="'Doulos SIL'" style:font-pitch="variable"/>
    <style:font-face style:name="Doulos SIL Cipher" svg:font-family="'Doulos SIL Cipher'" style:font-pitch="variable"/>
    <style:font-face style:name="Doulos SIL Compact" svg:font-family="'Doulos SIL Compac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size="12pt" fo:language="en" fo:country="US" style:font-name-asian="Times New Roman" style:font-size-asian="12pt" style:font-name-complex="Doulos SI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moz-txt-tag" style:family="text" style:parent-style-name="Default_20_Paragraph_20_Font">
      <style:text-properties style:font-name-complex="Times New Roman"/>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font-name-complex="Times New 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in" fo:margin-bottom="0.8in" fo:margin-left="0.8in" fo:margin-right="0.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V</dc:title>
    <meta:initial-creator>Lorna A. Priest</meta:initial-creator>
    <meta:creation-date>2011-02-08T16:59:00</meta:creation-date>
    <dc:date>2011-06-08T03:17:53.09</dc:date>
    <meta:print-date>2011-02-17T17:06:00</meta:print-date>
    <meta:editing-cycles>40</meta:editing-cycles>
    <meta:editing-duration>PT16H35M51S</meta:editing-duration>
    <meta:generator>LibreOffice/3.3$Win32 LibreOffice_project/330m19$Build-202</meta:generator>
    <meta:document-statistic meta:table-count="9" meta:image-count="2" meta:object-count="0" meta:page-count="5" meta:paragraph-count="244" meta:word-count="1825" meta:character-count="9434"/>
    <dc:creator>J C</dc:creator>
    <meta:user-defined meta:name="Info 1"/>
    <meta:user-defined meta:name="Info 2"/>
    <meta:user-defined meta:name="Info 3"/>
    <meta:user-defined meta:name="Info 4"/>
  </office:meta>
</office:document-meta>
</file>